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C0000010469D92E61588DF740.png" manifest:media-type="image/png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35cm" fo:min-width="2.645cm"/>
    </style:style>
    <style:style style:name="gr2" style:family="graphic" style:parent-style-name="standard">
      <style:graphic-properties draw:textarea-horizontal-align="justify" draw:textarea-vertical-align="middle" draw:auto-grow-height="false" fo:min-height="0.499cm" fo:min-width="2.49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37cm" fo:min-width="2.645cm"/>
    </style:style>
    <style:style style:name="gr9" style:family="graphic" style:parent-style-name="standard">
      <style:graphic-properties draw:textarea-horizontal-align="justify" draw:textarea-vertical-align="middle" draw:auto-grow-height="false" fo:min-height="0.499cm" fo:min-width="1.297cm"/>
    </style:style>
    <style:style style:name="gr10" style:family="graphic" style:parent-style-name="standard">
      <style:graphic-properties draw:textarea-horizontal-align="justify" draw:textarea-vertical-align="middle" draw:auto-grow-height="false" fo:min-height="0.499cm" fo:min-width="1.298cm"/>
    </style:style>
    <style:style style:name="gr11" style:family="graphic" style:parent-style-name="standard">
      <style:graphic-properties draw:textarea-horizontal-align="justify" draw:textarea-vertical-align="middle" draw:auto-grow-height="false" fo:min-height="0.498cm" fo:min-width="1.297cm"/>
    </style:style>
    <style:style style:name="gr12" style:family="graphic" style:parent-style-name="standard">
      <style:graphic-properties draw:textarea-horizontal-align="justify" draw:textarea-vertical-align="middle" draw:auto-grow-height="false" fo:min-height="0.498cm" fo:min-width="1.298cm"/>
    </style:style>
    <style:style style:name="gr13" style:family="graphic" style:parent-style-name="standard">
      <style:graphic-properties draw:textarea-horizontal-align="justify" draw:textarea-vertical-align="middle" draw:auto-grow-height="false" fo:min-height="0.498cm" fo:min-width="1.296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98cm" fo:min-width="1.406cm"/>
    </style:style>
    <style:style style:name="gr16" style:family="graphic" style:parent-style-name="standard">
      <style:graphic-properties draw:stroke="none" draw:fill="none" fo:min-height="0.476cm"/>
    </style:style>
    <style:style style:name="gr17" style:family="graphic">
      <style:graphic-properties style:protect="size"/>
    </style:style>
    <style:style style:name="pr1" style:family="presentation" style:parent-style-name="DNA-subtitle">
      <style:graphic-properties draw:fill-color="#ffffff" fo:min-height="1.091cm"/>
    </style:style>
    <style:style style:name="pr2" style:family="presentation" style:parent-style-name="DNA-subtitle">
      <style:graphic-properties draw:fill-color="#ffffff" fo:min-height="0.599cm"/>
    </style:style>
    <style:style style:name="pr3" style:family="presentation" style:parent-style-name="DNA-subtitle">
      <style:graphic-properties draw:fill-color="#ffffff" fo:min-height="0.724cm"/>
    </style:style>
    <style:style style:name="pr4" style:family="presentation" style:parent-style-name="DNA-subtitle">
      <style:graphic-properties draw:fill-color="#ffffff" fo:min-height="1.009cm"/>
    </style:style>
    <style:style style:name="pr5" style:family="presentation" style:parent-style-name="DNA-subtitle">
      <style:graphic-properties draw:fill-color="#ffffff" fo:min-height="0.691cm"/>
    </style:style>
    <style:style style:name="pr6" style:family="presentation" style:parent-style-name="DNA-subtitle">
      <style:graphic-properties draw:fill-color="#ffffff" fo:min-height="2.11cm"/>
    </style:style>
    <style:style style:name="pr7" style:family="presentation" style:parent-style-name="DNA-subtitle">
      <style:graphic-properties draw:fill-color="#ffffff" fo:min-height="0.725cm"/>
    </style:style>
    <style:style style:name="pr8" style:family="presentation" style:parent-style-name="DNA-subtitle">
      <style:graphic-properties draw:fill-color="#ffffff" fo:min-height="0.598cm"/>
    </style:style>
    <style:style style:name="pr9" style:family="presentation" style:parent-style-name="DNA-subtitle">
      <style:graphic-properties draw:fill-color="#ffffff" fo:min-height="0.723cm"/>
    </style:style>
    <style:style style:name="pr10" style:family="presentation" style:parent-style-name="DNA-subtitle">
      <style:graphic-properties draw:fill-color="#ffffff" fo:min-height="0.441cm"/>
    </style:style>
    <style:style style:name="pr11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24pt" style:font-size-complex="24pt"/>
    </style:style>
    <style:style style:name="P3" style:family="paragraph">
      <loext:graphic-properties draw:fill-color="#ffffff"/>
      <style:text-properties fo:color="#0066b3" fo:font-size="13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font-size="13pt" style:font-size-asian="24pt" style:font-size-complex="24pt"/>
    </style:style>
    <style:style style:name="P7" style:family="paragraph">
      <loext:graphic-properties draw:fill-color="#ffffff"/>
      <style:text-properties fo:color="#ed1c24" fo:font-size="13pt" style:font-size-asian="24pt" style:font-size-complex="24pt"/>
    </style:style>
    <style:style style:name="P8" style:family="paragraph">
      <loext:graphic-properties draw:fill-color="#ffffff"/>
      <style:text-properties fo:color="#8ae234" fo:font-size="13pt" style:font-size-asian="24pt" style:font-size-complex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54pt" style:font-size-asian="24pt" style:font-size-complex="24pt"/>
    </style:style>
    <style:style style:name="P11" style:family="paragraph">
      <loext:graphic-properties draw:fill-color="#ffffff"/>
      <style:text-properties fo:color="#000000" fo:font-size="13pt" style:font-size-asian="24pt" style:font-size-complex="24pt"/>
    </style:style>
    <style:style style:name="P12" style:family="paragraph">
      <loext:graphic-properties draw:fill-color="#ffffff"/>
      <style:text-properties style:font-name="Arial1" fo:font-size="8pt" style:font-size-asian="24pt" style:font-size-complex="24pt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T1" style:family="text">
      <style:text-properties fo:font-size="13pt" style:font-size-asian="24pt" style:font-size-complex="24pt"/>
    </style:style>
    <style:style style:name="T2" style:family="text">
      <style:text-properties fo:color="#0066b3" fo:font-size="13pt" style:font-size-asian="24pt" style:font-size-complex="24pt"/>
    </style:style>
    <style:style style:name="T3" style:family="text">
      <style:text-properties fo:color="#ed1c24" fo:font-size="13pt" style:font-size-asian="24pt" style:font-size-complex="24pt"/>
    </style:style>
    <style:style style:name="T4" style:family="text">
      <style:text-properties fo:color="#8ae234" fo:font-size="13pt" style:font-size-asian="24pt" style:font-size-complex="24pt"/>
    </style:style>
    <style:style style:name="T5" style:family="text">
      <style:text-properties fo:font-size="15pt" style:font-size-asian="24pt" style:font-size-complex="24pt"/>
    </style:style>
    <style:style style:name="T6" style:family="text">
      <style:text-properties fo:font-size="54pt" style:font-size-asian="24pt" style:font-size-complex="24pt"/>
    </style:style>
    <style:style style:name="T7" style:family="text">
      <style:text-properties fo:color="#000000" fo:font-size="13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style:font-name="Arial1" fo:font-size="8pt" style:font-size-asian="24pt" style:font-size-complex="24pt"/>
    </style:style>
    <style:style style:name="T10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2" xml:id="id1" draw:id="id1" draw:layer="layout" svg:width="3.145cm" svg:height="0.785cm" svg:x="0.022cm" svg:y="-0.366cm">
          <text:p text:style-name="P1"><text:span text:style-name="T1">ck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995cm" svg:height="0.749cm" svg:x="0.096cm" svg:y="2.73cm">
          <text:p text:style-name="P1"><text:span text:style-name="T1">= 50.000.000?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.647cm" svg:height="1.091cm" svg:x="-2.849cm" svg:y="-0.674cm">
          <draw:text-box>
            <text:p><text:span text:style-name="T2">ec</text:span><text:span text:style-name="T2">kt</text:span><text:span text:style-name="T2">i</text:span><text:span text:style-name="T2">m</text:span><text:span text:style-name="T2">er</text:span></text:p>
          </draw:text-box>
        </draw:frame>
        <draw:line draw:style-name="gr3" draw:text-style-name="P4" draw:layer="layout" svg:x1="-1.102cm" svg:y1="-0.142cm" svg:x2="-0.054cm" svg:y2="-0.142cm">
          <text:p/>
        </draw:line>
        <draw:line draw:style-name="gr4" draw:text-style-name="P4" draw:layer="layout" svg:x1="1.444cm" svg:y1="0.906cm" svg:x2="1.744cm" svg:y2="0.906cm">
          <text:p/>
        </draw:line>
        <draw:connector draw:style-name="gr5" draw:text-style-name="P5" draw:layer="layout" draw:type="line" svg:x1="1.594cm" svg:y1="0.419cm" svg:x2="1.593cm" svg:y2="2.73cm" draw:start-shape="id1" draw:start-glue-point="2" draw:end-shape="id2" draw:end-glue-point="0" svg:d="M1594 419l-1 2311" svg:viewBox="0 0 2 2312">
          <text:p/>
        </draw:connector>
        <draw:line draw:style-name="gr5" draw:text-style-name="P5" draw:layer="layout" svg:x1="0.097cm" svg:y1="3.179cm" svg:x2="-2.524cm" svg:y2="3.179cm">
          <text:p/>
        </draw:line>
        <draw:frame presentation:style-name="pr2" draw:text-style-name="P6" draw:layer="layout" svg:width="0.749cm" svg:height="0.599cm" svg:x="1.594cm" svg:y="0.607cm">
          <draw:text-box>
            <text:p><text:span text:style-name="T1">26</text:span></text:p>
          </draw:text-box>
        </draw:frame>
        <draw:frame presentation:style-name="pr1" draw:text-style-name="P3" draw:layer="layout" svg:width="2.447cm" svg:height="1.091cm" svg:x="-3.424cm" svg:y="-0.299cm">
          <draw:text-box>
            <text:p><text:span text:style-name="T2">rs</text:span><text:span text:style-name="T2">tc</text:span><text:span text:style-name="T2">kt</text:span><text:span text:style-name="T2">i</text:span><text:span text:style-name="T2">m</text:span><text:span text:style-name="T2">er</text:span></text:p>
          </draw:text-box>
        </draw:frame>
        <draw:line draw:style-name="gr3" draw:text-style-name="P4" draw:layer="layout" svg:x1="-1.102cm" svg:y1="0.233cm" svg:x2="-0.054cm" svg:y2="0.233cm">
          <text:p/>
        </draw:line>
        <draw:frame presentation:style-name="pr3" draw:text-style-name="P7" draw:layer="layout" svg:width="1.011cm" svg:height="0.724cm" svg:x="-1.776cm" svg:y="2.581cm">
          <draw:text-box>
            <text:p><text:span text:style-name="T3">s</text:span><text:span text:style-name="T3">1</text:span></text:p>
          </draw:text-box>
        </draw:frame>
        <draw:frame draw:style-name="gr6" draw:text-style-name="P4" xml:id="id3" draw:id="id3" draw:layer="layout" svg:width="4.164cm" svg:height="1.871cm" svg:x="4.376cm" svg:y="3.326cm">
          <draw:image xlink:href="Pictures/100002010000015B0000009CDA87D1D6BA4E7518.png" xlink:type="simple" xlink:show="embed" xlink:actuate="onLoad">
            <text:p/>
          </draw:image>
        </draw:frame>
        <draw:line draw:style-name="gr3" draw:text-style-name="P4" draw:layer="layout" svg:x1="7.716cm" svg:y1="2.353cm" svg:x2="7.716cm" svg:y2="3.326cm">
          <text:p/>
        </draw:line>
        <draw:frame presentation:style-name="pr2" draw:text-style-name="P6" draw:layer="layout" svg:width="0.75cm" svg:height="0.599cm" svg:x="7.79cm" svg:y="2.353cm">
          <draw:text-box>
            <text:p><text:span text:style-name="T1">2</text:span><text:span text:style-name="T1">6</text:span></text:p>
          </draw:text-box>
        </draw:frame>
        <draw:frame presentation:style-name="pr2" draw:text-style-name="P6" draw:layer="layout" svg:width="0.749cm" svg:height="0.599cm" svg:x="7.416cm" svg:y="1.829cm">
          <draw:text-box>
            <text:p><text:span text:style-name="T1">“</text:span><text:span text:style-name="T1">1</text:span><text:span text:style-name="T1">”</text:span></text:p>
          </draw:text-box>
        </draw:frame>
        <draw:line draw:style-name="gr4" draw:text-style-name="P4" draw:layer="layout" svg:x1="7.566cm" svg:y1="2.653cm" svg:x2="7.866cm" svg:y2="2.653cm">
          <text:p/>
        </draw:line>
        <draw:line draw:style-name="gr7" draw:text-style-name="P5" draw:layer="layout" svg:x1="1.594cm" svg:y1="1.726cm" svg:x2="5.276cm" svg:y2="1.726cm">
          <text:p/>
        </draw:line>
        <draw:line draw:style-name="gr5" draw:text-style-name="P5" draw:layer="layout" svg:x1="5.276cm" svg:y1="1.726cm" svg:x2="5.276cm" svg:y2="3.326cm">
          <text:p/>
        </draw:line>
        <draw:connector draw:style-name="gr5" draw:text-style-name="P5" draw:layer="layout" draw:line-skew="0.829cm -7.408cm -0.782cm" svg:x1="6.458cm" svg:y1="5.197cm" svg:x2="1.594cm" svg:y2="-0.366cm" draw:start-shape="id3" draw:start-glue-point="2" draw:end-shape="id1" draw:end-glue-point="0" svg:d="M6458 5197v1329h-10082v-8200h5218v1308" svg:viewBox="0 0 10083 8201">
          <text:p/>
        </draw:connector>
        <draw:frame presentation:style-name="pr4" draw:text-style-name="P8" draw:layer="layout" svg:width="3.3cm" svg:height="1.009cm" svg:x="2.976cm" svg:y="5.767cm">
          <draw:text-box>
            <text:p><text:span text:style-name="T4">saiso</text:span><text:span text:style-name="T4">mack</text:span><text:span text:style-name="T4">timer</text:span></text:p>
          </draw:text-box>
        </draw:frame>
        <draw:frame presentation:style-name="pr2" draw:text-style-name="P6" draw:layer="layout" svg:width="0.75cm" svg:height="0.599cm" svg:x="6.578cm" svg:y="5.254cm">
          <draw:text-box>
            <text:p><text:span text:style-name="T1">26</text:span></text:p>
          </draw:text-box>
        </draw:frame>
        <draw:line draw:style-name="gr4" draw:text-style-name="P4" draw:layer="layout" svg:x1="6.354cm" svg:y1="5.554cm" svg:x2="6.654cm" svg:y2="5.554cm">
          <text:p/>
        </draw:line>
        <draw:frame presentation:style-name="pr5" draw:text-style-name="P8" draw:layer="layout" svg:width="2.447cm" svg:height="0.691cm" svg:x="2.33cm" svg:y="1.127cm">
          <draw:text-box>
            <text:p><text:span text:style-name="T4">saick</text:span><text:span text:style-name="T4">timer</text:span></text:p>
          </draw:text-box>
        </draw:frame>
        <draw:custom-shape draw:style-name="gr8" draw:text-style-name="P9" xml:id="id5" draw:id="id5" draw:layer="layout" svg:width="3.145cm" svg:height="0.787cm" svg:x="11.345cm" svg:y="4.525cm">
          <text:p text:style-name="P1"><text:span text:style-name="T5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797cm" svg:height="0.749cm" svg:x="13.667cm" svg:y="7.772cm">
          <text:p text:style-name="P1"><text:span text:style-name="T5">= 55 ?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23cm" svg:y1="7.248cm" svg:x2="16.737cm" svg:y2="7.248cm">
          <text:p/>
        </draw:line>
        <draw:line draw:style-name="gr3" draw:text-style-name="P4" draw:layer="layout" svg:x1="16.737cm" svg:y1="7.248cm" svg:x2="16.737cm" svg:y2="8.221cm">
          <text:p/>
        </draw:line>
        <draw:line draw:style-name="gr3" draw:text-style-name="P4" draw:layer="layout" svg:x1="19.358cm" svg:y1="7.248cm" svg:x2="19.358cm" svg:y2="8.221cm">
          <text:p/>
        </draw:line>
        <draw:frame presentation:style-name="pr2" draw:text-style-name="P6" draw:layer="layout" svg:width="0.749cm" svg:height="0.599cm" svg:x="12.993cm" svg:y="5.849cm">
          <draw:text-box>
            <text:p><text:span text:style-name="T1">8</text:span></text:p>
          </draw:text-box>
        </draw:frame>
        <draw:frame presentation:style-name="pr2" draw:text-style-name="P6" draw:layer="layout" svg:width="0.748cm" svg:height="0.599cm" svg:x="16.737cm" svg:y="7.248cm">
          <draw:text-box>
            <text:p><text:span text:style-name="T1">8</text:span></text:p>
          </draw:text-box>
        </draw:frame>
        <draw:frame presentation:style-name="pr2" draw:text-style-name="P6" draw:layer="layout" svg:width="0.75cm" svg:height="0.599cm" svg:x="19.432cm" svg:y="7.248cm">
          <draw:text-box>
            <text:p><text:span text:style-name="T1">8</text:span></text:p>
          </draw:text-box>
        </draw:frame>
        <draw:frame presentation:style-name="pr2" draw:text-style-name="P6" draw:layer="layout" svg:width="0.749cm" svg:height="0.599cm" svg:x="19.058cm" svg:y="6.724cm">
          <draw:text-box>
            <text:p><text:span text:style-name="T1">“</text:span><text:span text:style-name="T1">1</text:span><text:span text:style-name="T1">”</text:span></text:p>
          </draw:text-box>
        </draw:frame>
        <draw:frame presentation:style-name="pr3" draw:text-style-name="P3" draw:layer="layout" svg:width="1.198cm" svg:height="0.724cm" svg:x="15.539cm" svg:y="4.625cm">
          <draw:text-box>
            <text:p><text:span text:style-name="T2">eti</text:span><text:span text:style-name="T2">me</text:span></text:p>
          </draw:text-box>
        </draw:frame>
        <draw:line draw:style-name="gr3" draw:text-style-name="P4" draw:layer="layout" svg:x1="15.539cm" svg:y1="4.749cm" svg:x2="14.491cm" svg:y2="4.749cm">
          <text:p/>
        </draw:line>
        <draw:frame draw:style-name="gr6" draw:text-style-name="P4" xml:id="id4" draw:id="id4" draw:layer="layout" svg:width="4.832cm" svg:height="2.171cm" svg:x="15.724cm" svg:y="8.222cm">
          <draw:image xlink:href="Pictures/100002010000015B0000009CDA87D1D6BA4E7518.png" xlink:type="simple" xlink:show="embed" xlink:actuate="onLoad">
            <text:p/>
          </draw:image>
        </draw:frame>
        <draw:line draw:style-name="gr4" draw:text-style-name="P4" draw:layer="layout" svg:x1="12.768cm" svg:y1="6.148cm" svg:x2="13.068cm" svg:y2="6.148cm">
          <text:p/>
        </draw:line>
        <draw:line draw:style-name="gr4" draw:text-style-name="P4" draw:layer="layout" svg:x1="16.587cm" svg:y1="7.548cm" svg:x2="16.887cm" svg:y2="7.548cm">
          <text:p/>
        </draw:line>
        <draw:line draw:style-name="gr4" draw:text-style-name="P4" draw:layer="layout" svg:x1="19.208cm" svg:y1="7.548cm" svg:x2="19.508cm" svg:y2="7.548cm">
          <text:p/>
        </draw:line>
        <draw:line draw:style-name="gr7" draw:text-style-name="P5" draw:layer="layout" svg:x1="12.918cm" svg:y1="6.574cm" svg:x2="12.918cm" svg:y2="7.248cm">
          <text:p/>
        </draw:line>
        <draw:custom-shape draw:style-name="gr10" draw:text-style-name="P9" draw:layer="layout" svg:width="1.798cm" svg:height="0.749cm" svg:x="11.345cm" svg:y="7.772cm">
          <text:p text:style-name="P1"><text:span text:style-name="T5">= </text:span><text:span text:style-name="T5">50 </text:span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798cm" svg:height="0.749cm" svg:x="9.024cm" svg:y="7.772cm">
          <text:p text:style-name="P1"><text:span text:style-name="T5">=</text:span><text:span text:style-name="T5"> </text:span><text:span text:style-name="T5">4</text:span><text:span text:style-name="T5">5</text:span><text:span text:style-name="T5"> </text:span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797cm" svg:height="0.748cm" svg:x="13.667cm" svg:y="9.495cm">
          <text:p text:style-name="P1"><text:span text:style-name="T5">= 110 ?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798cm" svg:height="0.748cm" svg:x="11.345cm" svg:y="9.495cm">
          <text:p text:style-name="P1"><text:span text:style-name="T5">= </text:span><text:span text:style-name="T5">105 </text:span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798cm" svg:height="0.748cm" svg:x="9.024cm" svg:y="9.495cm">
          <text:p text:style-name="P1"><text:span text:style-name="T5">= </text:span><text:span text:style-name="T5">1</text:span><text:span text:style-name="T5">0</text:span><text:span text:style-name="T5">0 </text:span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797cm" svg:height="0.748cm" svg:x="12.469cm" svg:y="11.142cm">
          <text:p text:style-name="P1"><text:span text:style-name="T5">= </text:span><text:span text:style-name="T5">1</text:span><text:span text:style-name="T5">4</text:span><text:span text:style-name="T5">0 </text:span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96cm" svg:height="0.748cm" svg:x="10.148cm" svg:y="11.142cm">
          <text:p text:style-name="P1"><text:span text:style-name="T5">= 135 ?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23cm" svg:y1="7.248cm" svg:x2="9.923cm" svg:y2="7.772cm">
          <text:p/>
        </draw:line>
        <draw:line draw:style-name="gr7" draw:text-style-name="P5" draw:layer="layout" svg:x1="9.923cm" svg:y1="9.195cm" svg:x2="9.923cm" svg:y2="9.495cm">
          <text:p/>
        </draw:line>
        <draw:line draw:style-name="gr7" draw:text-style-name="P5" draw:layer="layout" svg:x1="12.244cm" svg:y1="9.27cm" svg:x2="12.244cm" svg:y2="9.495cm">
          <text:p/>
        </draw:line>
        <draw:line draw:style-name="gr7" draw:text-style-name="P5" draw:layer="layout" svg:x1="14.565cm" svg:y1="9.195cm" svg:x2="14.565cm" svg:y2="9.495cm">
          <text:p/>
        </draw:line>
        <draw:line draw:style-name="gr7" draw:text-style-name="P5" draw:layer="layout" svg:x1="12.244cm" svg:y1="7.248cm" svg:x2="12.244cm" svg:y2="7.772cm">
          <text:p/>
        </draw:line>
        <draw:line draw:style-name="gr7" draw:text-style-name="P5" draw:layer="layout" svg:x1="14.565cm" svg:y1="7.248cm" svg:x2="14.565cm" svg:y2="7.772cm">
          <text:p/>
        </draw:line>
        <draw:line draw:style-name="gr7" draw:text-style-name="P5" draw:layer="layout" svg:x1="9.923cm" svg:y1="9.195cm" svg:x2="14.566cm" svg:y2="9.195cm">
          <text:p/>
        </draw:line>
        <draw:line draw:style-name="gr7" draw:text-style-name="P5" draw:layer="layout" svg:x1="11.046cm" svg:y1="7.248cm" svg:x2="11.046cm" svg:y2="11.142cm">
          <text:p/>
        </draw:line>
        <draw:line draw:style-name="gr7" draw:text-style-name="P5" draw:layer="layout" svg:x1="13.442cm" svg:y1="7.248cm" svg:x2="13.442cm" svg:y2="11.142cm">
          <text:p/>
        </draw:line>
        <draw:frame presentation:style-name="pr6" draw:text-style-name="P10" draw:layer="layout" svg:width="0.75cm" svg:height="2.11cm" svg:x="10.707cm" svg:y="5.716cm">
          <draw:text-box>
            <text:p><text:span text:style-name="T6">.</text:span></text:p>
          </draw:text-box>
        </draw:frame>
        <draw:line draw:style-name="gr7" draw:text-style-name="P5" draw:layer="layout" svg:x1="12.909cm" svg:y1="5.412cm" svg:x2="12.909cm" svg:y2="7.348cm">
          <text:p/>
        </draw:line>
        <draw:frame presentation:style-name="pr6" draw:text-style-name="P10" draw:layer="layout" svg:width="0.748cm" svg:height="2.11cm" svg:x="11.906cm" svg:y="5.716cm">
          <draw:text-box>
            <text:p><text:span text:style-name="T6">.</text:span></text:p>
          </draw:text-box>
        </draw:frame>
        <draw:frame presentation:style-name="pr6" draw:text-style-name="P10" draw:layer="layout" svg:width="0.749cm" svg:height="2.11cm" svg:x="13.104cm" svg:y="5.717cm">
          <draw:text-box>
            <text:p><text:span text:style-name="T6">.</text:span></text:p>
          </draw:text-box>
        </draw:frame>
        <draw:frame presentation:style-name="pr6" draw:text-style-name="P10" draw:layer="layout" svg:width="0.749cm" svg:height="2.11cm" svg:x="14.227cm" svg:y="5.618cm">
          <draw:text-box>
            <text:p><text:span text:style-name="T6">.</text:span></text:p>
          </draw:text-box>
        </draw:frame>
        <draw:frame presentation:style-name="pr6" draw:text-style-name="P10" draw:layer="layout" svg:width="0.749cm" svg:height="2.11cm" svg:x="13.104cm" svg:y="7.666cm">
          <draw:text-box>
            <text:p><text:span text:style-name="T6">.</text:span></text:p>
          </draw:text-box>
        </draw:frame>
        <draw:frame presentation:style-name="pr6" draw:text-style-name="P10" draw:layer="layout" svg:width="0.75cm" svg:height="2.11cm" svg:x="10.707cm" svg:y="7.666cm">
          <draw:text-box>
            <text:p><text:span text:style-name="T6">.</text:span></text:p>
          </draw:text-box>
        </draw:frame>
        <draw:frame presentation:style-name="pr6" draw:text-style-name="P10" draw:layer="layout" svg:width="0.748cm" svg:height="2.11cm" svg:x="11.906cm" svg:y="7.667cm">
          <draw:text-box>
            <text:p><text:span text:style-name="T6">.</text:span></text:p>
          </draw:text-box>
        </draw:frame>
        <draw:line draw:style-name="gr5" draw:text-style-name="P5" draw:layer="layout" svg:x1="9.923cm" svg:y1="8.596cm" svg:x2="7.576cm" svg:y2="8.596cm">
          <text:p/>
        </draw:line>
        <draw:line draw:style-name="gr5" draw:text-style-name="P5" draw:layer="layout" svg:x1="12.319cm" svg:y1="8.82cm" svg:x2="6.376cm" svg:y2="8.82cm">
          <text:p/>
        </draw:line>
        <draw:line draw:style-name="gr5" draw:text-style-name="P5" draw:layer="layout" svg:x1="14.565cm" svg:y1="9.045cm" svg:x2="5.176cm" svg:y2="9.045cm">
          <text:p/>
        </draw:line>
        <draw:line draw:style-name="gr7" draw:text-style-name="P5" draw:layer="layout" svg:x1="9.923cm" svg:y1="8.521cm" svg:x2="9.923cm" svg:y2="8.596cm">
          <text:p/>
        </draw:line>
        <draw:line draw:style-name="gr7" draw:text-style-name="P5" draw:layer="layout" svg:x1="12.319cm" svg:y1="8.521cm" svg:x2="12.319cm" svg:y2="8.821cm">
          <text:p/>
        </draw:line>
        <draw:line draw:style-name="gr7" draw:text-style-name="P5" draw:layer="layout" svg:x1="14.565cm" svg:y1="8.521cm" svg:x2="14.565cm" svg:y2="9.045cm">
          <text:p/>
        </draw:line>
        <draw:line draw:style-name="gr5" draw:text-style-name="P5" draw:layer="layout" svg:x1="9.933cm" svg:y1="10.356cm" svg:x2="7.376cm" svg:y2="10.377cm">
          <text:p/>
        </draw:line>
        <draw:line draw:style-name="gr5" draw:text-style-name="P5" draw:layer="layout" svg:x1="12.329cm" svg:y1="10.58cm" svg:x2="5.976cm" svg:y2="10.62cm">
          <text:p/>
        </draw:line>
        <draw:line draw:style-name="gr5" draw:text-style-name="P5" draw:layer="layout" svg:x1="14.576cm" svg:y1="10.905cm" svg:x2="4.576cm" svg:y2="10.905cm">
          <text:p/>
        </draw:line>
        <draw:line draw:style-name="gr7" draw:text-style-name="P5" draw:layer="layout" svg:x1="9.933cm" svg:y1="10.243cm" svg:x2="9.933cm" svg:y2="10.355cm">
          <text:p/>
        </draw:line>
        <draw:line draw:style-name="gr7" draw:text-style-name="P5" draw:layer="layout" svg:x1="12.329cm" svg:y1="10.243cm" svg:x2="12.329cm" svg:y2="10.58cm">
          <text:p/>
        </draw:line>
        <draw:line draw:style-name="gr7" draw:text-style-name="P5" draw:layer="layout" svg:x1="14.575cm" svg:y1="10.243cm" svg:x2="14.576cm" svg:y2="10.905cm">
          <text:p/>
        </draw:line>
        <draw:line draw:style-name="gr5" draw:text-style-name="P5" draw:layer="layout" svg:x1="11.066cm" svg:y1="12.05cm" svg:x2="7.376cm" svg:y2="12.05cm">
          <text:p/>
        </draw:line>
        <draw:line draw:style-name="gr5" draw:text-style-name="P5" draw:layer="layout" svg:x1="13.462cm" svg:y1="12.275cm" svg:x2="5.776cm" svg:y2="12.275cm">
          <text:p/>
        </draw:line>
        <draw:line draw:style-name="gr7" draw:text-style-name="P5" draw:layer="layout" svg:x1="11.066cm" svg:y1="11.891cm" svg:x2="11.066cm" svg:y2="12.05cm">
          <text:p/>
        </draw:line>
        <draw:line draw:style-name="gr7" draw:text-style-name="P5" draw:layer="layout" svg:x1="13.462cm" svg:y1="11.891cm" svg:x2="13.462cm" svg:y2="12.275cm">
          <text:p/>
        </draw:line>
        <draw:frame presentation:style-name="pr7" draw:text-style-name="P7" draw:layer="layout" svg:width="1.011cm" svg:height="0.725cm" svg:x="7.927cm" svg:y="8.071cm">
          <draw:text-box>
            <text:p><text:span text:style-name="T3">s45</text:span></text:p>
          </draw:text-box>
        </draw:frame>
        <draw:frame presentation:style-name="pr3" draw:text-style-name="P7" draw:layer="layout" svg:width="1.012cm" svg:height="0.724cm" svg:x="6.752cm" svg:y="8.297cm">
          <draw:text-box>
            <text:p><text:span text:style-name="T3">s50</text:span></text:p>
          </draw:text-box>
        </draw:frame>
        <draw:frame presentation:style-name="pr3" draw:text-style-name="P3" draw:layer="layout" svg:width="1.01cm" svg:height="0.724cm" svg:x="5.555cm" svg:y="8.523cm">
          <draw:text-box>
            <text:p><text:span text:style-name="T3">s55</text:span></text:p>
          </draw:text-box>
        </draw:frame>
        <draw:frame presentation:style-name="pr3" draw:text-style-name="P3" draw:layer="layout" svg:width="1.011cm" svg:height="0.724cm" svg:x="7.827cm" svg:y="9.87cm">
          <draw:text-box>
            <text:p><text:span text:style-name="T3">s10</text:span><text:span text:style-name="T3">0</text:span></text:p>
          </draw:text-box>
        </draw:frame>
        <draw:frame presentation:style-name="pr3" draw:text-style-name="P7" draw:layer="layout" svg:width="1.011cm" svg:height="0.724cm" svg:x="6.478cm" svg:y="10.095cm">
          <draw:text-box>
            <text:p><text:span text:style-name="T3">s10</text:span><text:span text:style-name="T3">5</text:span></text:p>
          </draw:text-box>
        </draw:frame>
        <draw:frame presentation:style-name="pr3" draw:text-style-name="P7" draw:layer="layout" svg:width="1.011cm" svg:height="0.724cm" svg:x="5.055cm" svg:y="10.321cm">
          <draw:text-box>
            <text:p><text:span text:style-name="T3">s11</text:span><text:span text:style-name="T3">0</text:span></text:p>
          </draw:text-box>
        </draw:frame>
        <draw:frame presentation:style-name="pr3" draw:text-style-name="P7" draw:layer="layout" svg:width="1.011cm" svg:height="0.724cm" svg:x="7.827cm" svg:y="11.517cm">
          <draw:text-box>
            <text:p><text:span text:style-name="T3">s13</text:span><text:span text:style-name="T3">5</text:span></text:p>
          </draw:text-box>
        </draw:frame>
        <draw:frame presentation:style-name="pr3" draw:text-style-name="P7" draw:layer="layout" svg:width="1.011cm" svg:height="0.724cm" svg:x="6.403cm" svg:y="11.742cm">
          <draw:text-box>
            <text:p><text:span text:style-name="T3">s14</text:span><text:span text:style-name="T3">0</text:span></text:p>
          </draw:text-box>
        </draw:frame>
        <draw:frame presentation:style-name="pr8" draw:text-style-name="P6" draw:layer="layout" svg:width="0.749cm" svg:height="0.598cm" svg:x="18.225cm" svg:y="11.293cm">
          <draw:text-box>
            <text:p><text:span text:style-name="T1">8</text:span></text:p>
          </draw:text-box>
        </draw:frame>
        <draw:line draw:style-name="gr4" draw:text-style-name="P4" draw:layer="layout" svg:x1="18.001cm" svg:y1="11.592cm" svg:x2="18.301cm" svg:y2="11.592cm">
          <text:p/>
        </draw:line>
        <draw:frame presentation:style-name="pr1" draw:text-style-name="P3" draw:layer="layout" svg:width="1.562cm" svg:height="1.091cm" svg:x="15.539cm" svg:y="4.077cm">
          <draw:text-box>
            <text:p><text:span text:style-name="T2">rst</text:span><text:span text:style-name="T2">ti</text:span><text:span text:style-name="T2">m</text:span><text:span text:style-name="T2">e</text:span></text:p>
          </draw:text-box>
        </draw:frame>
        <draw:line draw:style-name="gr3" draw:text-style-name="P4" draw:layer="layout" svg:x1="15.539cm" svg:y1="5.049cm" svg:x2="14.491cm" svg:y2="5.049cm">
          <text:p/>
        </draw:line>
        <draw:connector draw:style-name="gr5" draw:text-style-name="P5" draw:layer="layout" draw:line-skew="2.084cm -6.281cm -2.322cm" svg:x1="18.14cm" svg:y1="10.393cm" svg:x2="12.917cm" svg:y2="4.525cm" draw:start-shape="id4" draw:start-glue-point="2" draw:end-shape="id5" draw:end-glue-point="0" svg:d="M18140 10393v2584h-9302v-11300h4079v2848" svg:viewBox="0 0 9303 11301">
          <text:p/>
        </draw:connector>
        <draw:frame presentation:style-name="pr2" draw:text-style-name="P6" draw:layer="layout" svg:width="0.749cm" svg:height="0.599cm" svg:x="12.909cm" svg:y="3.477cm">
          <draw:text-box>
            <text:p><text:span text:style-name="T1">8</text:span></text:p>
          </draw:text-box>
        </draw:frame>
        <draw:line draw:style-name="gr4" draw:text-style-name="P4" draw:layer="layout" svg:x1="12.759cm" svg:y1="3.777cm" svg:x2="13.059cm" svg:y2="3.777cm">
          <text:p/>
        </draw:line>
        <draw:frame draw:style-name="gr6" draw:text-style-name="P4" draw:layer="layout" svg:width="6.28cm" svg:height="4.691cm" svg:x="21.776cm" svg:y="4.977cm">
          <draw:image xlink:href="Pictures/100002010000015C0000010469D92E61588DF740.png" xlink:type="simple" xlink:show="embed" xlink:actuate="onLoad">
            <text:p/>
          </draw:image>
        </draw:frame>
        <draw:custom-shape draw:style-name="gr14" draw:text-style-name="P1" draw:layer="layout" svg:width="0.219cm" svg:height="0.183cm" draw:transform="rotate (2.32931641971163) translate (11.364cm 5.104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4" draw:layer="layout" svg:x1="10.297cm" svg:y1="4.975cm" svg:x2="11.345cm" svg:y2="4.975cm">
          <text:p/>
        </draw:line>
        <draw:frame presentation:style-name="pr9" draw:text-style-name="P11" draw:layer="layout" svg:width="1.198cm" svg:height="0.723cm" svg:x="9.174cm" svg:y="4.552cm">
          <draw:text-box>
            <text:p><text:span text:style-name="T7">clock</text:span></text:p>
          </draw:text-box>
        </draw:frame>
        <draw:custom-shape draw:style-name="gr15" draw:text-style-name="P2" draw:layer="layout" svg:width="3.4cm" svg:height="0.8cm" svg:x="19.976cm" svg:y="1.677cm">
          <text:p text:style-name="P1"><text:span text:style-name="T8">0 <text:s text:c="2"/>1 <text:s text:c="2"/>2</text:span><text:span text:style-name="T1"> <text:s/></text:span><text:span text:style-name="T1"><text:s/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4" draw:layer="layout" svg:x1="21.376cm" svg:y1="2.977cm" svg:x2="21.776cm" svg:y2="2.977cm">
          <text:p/>
        </draw:line>
        <draw:frame presentation:style-name="pr10" draw:text-style-name="P12" draw:layer="layout" svg:width="0.8cm" svg:height="0.441cm" svg:x="20.276cm" svg:y="-0.064cm">
          <draw:text-box>
            <text:p><text:span text:style-name="T9">“</text:span><text:span text:style-name="T9">1</text:span><text:span text:style-name="T9">0</text:span><text:span text:style-name="T9">0</text:span><text:span text:style-name="T9">”</text:span></text:p>
          </draw:text-box>
        </draw:frame>
        <draw:line draw:style-name="gr3" draw:text-style-name="P4" draw:layer="layout" svg:x1="18.976cm" svg:y1="2.077cm" svg:x2="20.276cm" svg:y2="2.077cm">
          <text:p/>
        </draw:line>
        <draw:line draw:style-name="gr4" draw:text-style-name="P4" draw:layer="layout" svg:x1="20.576cm" svg:y1="0.877cm" svg:x2="20.764cm" svg:y2="0.877cm">
          <text:p/>
        </draw:line>
        <draw:frame draw:style-name="gr16" draw:text-style-name="P13" draw:layer="layout" svg:width="0.739cm" svg:height="0.726cm" svg:x="20.537cm" svg:y="0.477cm">
          <draw:text-box>
            <text:p><text:span text:style-name="T10">3</text:span></text:p>
          </draw:text-box>
        </draw:frame>
        <draw:frame draw:style-name="gr16" draw:text-style-name="P13" draw:layer="layout" svg:width="0.739cm" svg:height="0.726cm" svg:x="21.517cm" svg:y="2.616cm">
          <draw:text-box>
            <text:p><text:span text:style-name="T10">3</text:span></text:p>
          </draw:text-box>
        </draw:frame>
        <draw:line draw:style-name="gr3" draw:text-style-name="P4" draw:layer="layout" svg:x1="20.676cm" svg:y1="0.377cm" svg:x2="20.664cm" svg:y2="1.577cm">
          <text:p/>
        </draw:line>
        <draw:line draw:style-name="gr3" draw:text-style-name="P4" draw:layer="layout" svg:x1="21.574cm" svg:y1="2.553cm" svg:x2="21.562cm" svg:y2="3.753cm">
          <text:p/>
        </draw:line>
        <draw:line draw:style-name="gr4" draw:text-style-name="P4" draw:layer="layout" svg:x1="21.267cm" svg:y1="0.865cm" svg:x2="21.455cm" svg:y2="0.865cm">
          <text:p/>
        </draw:line>
        <draw:frame draw:style-name="gr16" draw:text-style-name="P13" draw:layer="layout" svg:width="0.739cm" svg:height="0.726cm" svg:x="21.228cm" svg:y="0.465cm">
          <draw:text-box>
            <text:p><text:span text:style-name="T10">3</text:span></text:p>
          </draw:text-box>
        </draw:frame>
        <draw:line draw:style-name="gr3" draw:text-style-name="P4" draw:layer="layout" svg:x1="21.367cm" svg:y1="0.365cm" svg:x2="21.355cm" svg:y2="1.565cm">
          <text:p/>
        </draw:line>
        <draw:line draw:style-name="gr4" draw:text-style-name="P4" draw:layer="layout" svg:x1="21.967cm" svg:y1="0.865cm" svg:x2="22.155cm" svg:y2="0.865cm">
          <text:p/>
        </draw:line>
        <draw:frame draw:style-name="gr16" draw:text-style-name="P13" draw:layer="layout" svg:width="0.739cm" svg:height="0.726cm" svg:x="21.928cm" svg:y="0.465cm">
          <draw:text-box>
            <text:p><text:span text:style-name="T10">3</text:span></text:p>
          </draw:text-box>
        </draw:frame>
        <draw:line draw:style-name="gr3" draw:text-style-name="P4" draw:layer="layout" svg:x1="22.067cm" svg:y1="0.365cm" svg:x2="22.055cm" svg:y2="1.565cm">
          <text:p/>
        </draw:line>
        <draw:frame presentation:style-name="pr10" draw:text-style-name="P12" draw:layer="layout" svg:width="0.8cm" svg:height="0.441cm" svg:x="20.976cm" svg:y="-0.063cm">
          <draw:text-box>
            <text:p><text:span text:style-name="T9">“</text:span><text:span text:style-name="T9">0</text:span><text:span text:style-name="T9">10</text:span><text:span text:style-name="T9">”</text:span></text:p>
          </draw:text-box>
        </draw:frame>
        <draw:frame presentation:style-name="pr10" draw:text-style-name="P12" draw:layer="layout" svg:width="0.8cm" svg:height="0.441cm" svg:x="21.676cm" svg:y="-0.063cm">
          <draw:text-box>
            <text:p><text:span text:style-name="T9">“</text:span><text:span text:style-name="T9">001”</text:span></text:p>
          </draw:text-box>
        </draw:frame>
        <draw:frame presentation:style-name="pr1" draw:text-style-name="P3" draw:layer="layout" svg:width="2.125cm" svg:height="1.091cm" svg:x="16.776cm" svg:y="1.478cm">
          <draw:text-box>
            <text:p><text:span text:style-name="T2">c</text:span><text:span text:style-name="T2">M</text:span><text:span text:style-name="T2">ux</text:span><text:span text:style-name="T2">N</text:span><text:span text:style-name="T2">S</text:span></text:p>
          </draw:text-box>
        </draw:frame>
        <draw:custom-shape draw:style-name="gr2" draw:text-style-name="P2" draw:layer="layout" svg:width="2.995cm" svg:height="0.749cm" svg:x="19.976cm" svg:y="3.728cm">
          <text:p text:style-name="P1"><text:span text:style-name="T1">N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364cm" svg:y1="4.965cm" svg:x2="21.764cm" svg:y2="4.965cm">
          <text:p/>
        </draw:line>
        <draw:frame draw:style-name="gr16" draw:text-style-name="P13" draw:layer="layout" svg:width="0.739cm" svg:height="0.726cm" svg:x="21.505cm" svg:y="4.604cm">
          <draw:text-box>
            <text:p><text:span text:style-name="T10">3</text:span></text:p>
          </draw:text-box>
        </draw:frame>
        <draw:line draw:style-name="gr3" draw:text-style-name="P4" draw:layer="layout" svg:x1="21.562cm" svg:y1="4.541cm" svg:x2="21.55cm" svg:y2="5.741cm">
          <text:p/>
        </draw:line>
        <draw:line draw:style-name="gr3" draw:text-style-name="P4" draw:layer="layout" svg:x1="24.039cm" svg:y1="4.05cm" svg:x2="22.991cm" svg:y2="4.05cm">
          <text:p/>
        </draw:line>
        <draw:frame presentation:style-name="pr1" draw:text-style-name="P3" draw:layer="layout" svg:width="1.562cm" svg:height="1.091cm" svg:x="23.839cm" svg:y="3.478cm">
          <draw:text-box>
            <text:p><text:span text:style-name="T2">eNS</text:span></text:p>
          </draw:text-box>
        </draw:frame>
        <draw:custom-shape draw:style-name="gr14" draw:text-style-name="P1" draw:layer="layout" svg:width="0.223cm" svg:height="0.269cm" draw:transform="skewX (0.0148352986419518) rotate (2.45148946735124) translate (19.959cm 4.26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4" draw:layer="layout" svg:x1="18.911cm" svg:y1="4.076cm" svg:x2="19.959cm" svg:y2="4.076cm">
          <text:p/>
        </draw:line>
        <draw:frame presentation:style-name="pr9" draw:text-style-name="P11" draw:layer="layout" svg:width="1.198cm" svg:height="0.723cm" svg:x="17.788cm" svg:y="3.653cm">
          <draw:text-box>
            <text:p><text:span text:style-name="T7">cloc</text:span><text:span text:style-name="T7">k</text:span></text:p>
          </draw:text-box>
        </draw:frame>
        <draw:custom-shape draw:style-name="gr15" draw:text-style-name="P2" draw:layer="layout" svg:width="3.4cm" svg:height="0.8cm" svg:x="21.951cm" svg:y="11.513cm">
          <text:p text:style-name="P1"><text:span text:style-name="T8">0 <text:s text:c="2"/></text:span><text:span text:style-name="T8">1 <text:s text:c="2"/></text:span><text:span text:style-name="T8">2</text:span><text:span text:style-name="T1"> <text:s text:c="2"/></text:span><text:span text:style-name="T1"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4" draw:layer="layout" svg:x1="23.351cm" svg:y1="12.813cm" svg:x2="23.751cm" svg:y2="12.813cm">
          <text:p/>
        </draw:line>
        <draw:line draw:style-name="gr3" draw:text-style-name="P4" draw:layer="layout" svg:x1="20.951cm" svg:y1="11.913cm" svg:x2="22.251cm" svg:y2="11.913cm">
          <text:p/>
        </draw:line>
        <draw:line draw:style-name="gr4" draw:text-style-name="P4" draw:layer="layout" svg:x1="22.551cm" svg:y1="10.713cm" svg:x2="22.739cm" svg:y2="10.713cm">
          <text:p/>
        </draw:line>
        <draw:frame draw:style-name="gr16" draw:text-style-name="P13" draw:layer="layout" svg:width="0.739cm" svg:height="0.726cm" svg:x="22.512cm" svg:y="10.313cm">
          <draw:text-box>
            <text:p><text:span text:style-name="T10">3</text:span></text:p>
          </draw:text-box>
        </draw:frame>
        <draw:frame draw:style-name="gr16" draw:text-style-name="P13" draw:layer="layout" svg:width="0.739cm" svg:height="0.726cm" svg:x="23.492cm" svg:y="12.452cm">
          <draw:text-box>
            <text:p><text:span text:style-name="T10">3</text:span></text:p>
          </draw:text-box>
        </draw:frame>
        <draw:line draw:style-name="gr3" draw:text-style-name="P4" draw:layer="layout" svg:x1="23.549cm" svg:y1="12.389cm" svg:x2="23.537cm" svg:y2="13.589cm">
          <text:p/>
        </draw:line>
        <draw:line draw:style-name="gr4" draw:text-style-name="P4" draw:layer="layout" svg:x1="23.242cm" svg:y1="10.701cm" svg:x2="23.43cm" svg:y2="10.701cm">
          <text:p/>
        </draw:line>
        <draw:frame draw:style-name="gr16" draw:text-style-name="P13" draw:layer="layout" svg:width="0.739cm" svg:height="0.726cm" svg:x="23.203cm" svg:y="10.301cm">
          <draw:text-box>
            <text:p><text:span text:style-name="T10">3</text:span></text:p>
          </draw:text-box>
        </draw:frame>
        <draw:line draw:style-name="gr4" draw:text-style-name="P4" draw:layer="layout" svg:x1="23.942cm" svg:y1="10.701cm" svg:x2="24.13cm" svg:y2="10.701cm">
          <text:p/>
        </draw:line>
        <draw:frame draw:style-name="gr16" draw:text-style-name="P13" draw:layer="layout" svg:width="0.739cm" svg:height="0.726cm" svg:x="23.903cm" svg:y="10.301cm">
          <draw:text-box>
            <text:p><text:span text:style-name="T10">3</text:span></text:p>
          </draw:text-box>
        </draw:frame>
        <draw:frame presentation:style-name="pr1" draw:text-style-name="P3" draw:layer="layout" svg:width="2.125cm" svg:height="1.091cm" svg:x="18.974cm" svg:y="11.293cm">
          <draw:text-box>
            <text:p><text:span text:style-name="T2">c</text:span><text:span text:style-name="T2">M</text:span><text:span text:style-name="T2">ux</text:span><text:span text:style-name="T2">E</text:span><text:span text:style-name="T2">W</text:span></text:p>
          </draw:text-box>
        </draw:frame>
        <draw:custom-shape draw:style-name="gr2" draw:text-style-name="P2" draw:layer="layout" svg:width="2.995cm" svg:height="0.749cm" svg:x="21.951cm" svg:y="13.564cm">
          <text:p text:style-name="P1"><text:span text:style-name="T1">EW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3.339cm" svg:y1="14.801cm" svg:x2="23.739cm" svg:y2="14.801cm">
          <text:p/>
        </draw:line>
        <draw:frame draw:style-name="gr16" draw:text-style-name="P13" draw:layer="layout" svg:width="0.739cm" svg:height="0.726cm" svg:x="23.48cm" svg:y="14.44cm">
          <draw:text-box>
            <text:p><text:span text:style-name="T10">3</text:span></text:p>
          </draw:text-box>
        </draw:frame>
        <draw:line draw:style-name="gr3" draw:text-style-name="P4" draw:layer="layout" svg:x1="23.537cm" svg:y1="14.377cm" svg:x2="23.525cm" svg:y2="15.577cm">
          <text:p/>
        </draw:line>
        <draw:line draw:style-name="gr3" draw:text-style-name="P4" draw:layer="layout" svg:x1="26.014cm" svg:y1="13.886cm" svg:x2="24.966cm" svg:y2="13.886cm">
          <text:p/>
        </draw:line>
        <draw:frame presentation:style-name="pr1" draw:text-style-name="P3" draw:layer="layout" svg:width="1.562cm" svg:height="1.091cm" svg:x="25.814cm" svg:y="13.314cm">
          <draw:text-box>
            <text:p><text:span text:style-name="T2">eEW</text:span></text:p>
          </draw:text-box>
        </draw:frame>
        <draw:custom-shape draw:style-name="gr14" draw:text-style-name="P1" draw:layer="layout" svg:width="0.223cm" svg:height="0.269cm" draw:transform="skewX (0.0148352986419518) rotate (2.45148946735124) translate (21.934cm 14.10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4" draw:layer="layout" svg:x1="20.886cm" svg:y1="13.912cm" svg:x2="21.934cm" svg:y2="13.912cm">
          <text:p/>
        </draw:line>
        <draw:frame presentation:style-name="pr9" draw:text-style-name="P11" draw:layer="layout" svg:width="1.198cm" svg:height="0.723cm" svg:x="19.763cm" svg:y="13.489cm">
          <draw:text-box>
            <text:p><text:span text:style-name="T7">clock</text:span></text:p>
          </draw:text-box>
        </draw:frame>
        <draw:frame presentation:style-name="pr10" draw:text-style-name="P12" draw:layer="layout" svg:width="0.8cm" svg:height="0.441cm" svg:x="22.248cm" svg:y="9.837cm">
          <draw:text-box>
            <text:p><text:span text:style-name="T9">“</text:span><text:span text:style-name="T9">1</text:span><text:span text:style-name="T9">0</text:span><text:span text:style-name="T9">0</text:span><text:span text:style-name="T9">”</text:span></text:p>
          </draw:text-box>
        </draw:frame>
        <draw:line draw:style-name="gr3" draw:text-style-name="P4" draw:layer="layout" svg:x1="22.648cm" svg:y1="10.278cm" svg:x2="22.636cm" svg:y2="11.478cm">
          <text:p/>
        </draw:line>
        <draw:line draw:style-name="gr3" draw:text-style-name="P4" draw:layer="layout" svg:x1="23.339cm" svg:y1="10.266cm" svg:x2="23.327cm" svg:y2="11.466cm">
          <text:p/>
        </draw:line>
        <draw:line draw:style-name="gr3" draw:text-style-name="P4" draw:layer="layout" svg:x1="24.039cm" svg:y1="10.266cm" svg:x2="24.027cm" svg:y2="11.466cm">
          <text:p/>
        </draw:line>
        <draw:frame presentation:style-name="pr10" draw:text-style-name="P12" draw:layer="layout" svg:width="0.8cm" svg:height="0.441cm" svg:x="22.948cm" svg:y="9.838cm">
          <draw:text-box>
            <text:p><text:span text:style-name="T9">“</text:span><text:span text:style-name="T9">010”</text:span></text:p>
          </draw:text-box>
        </draw:frame>
        <draw:frame presentation:style-name="pr10" draw:text-style-name="P12" draw:layer="layout" svg:width="0.8cm" svg:height="0.441cm" svg:x="23.648cm" svg:y="9.838cm">
          <draw:text-box>
            <text:p><text:span text:style-name="T9">“</text:span><text:span text:style-name="T9">001”</text:span></text:p>
          </draw:text-box>
        </draw:frame>
        <draw:frame presentation:style-name="pr5" draw:text-style-name="P8" draw:layer="layout" svg:width="2.447cm" svg:height="0.691cm" svg:x="10.153cm" svg:y="1cm">
          <draw:text-box>
            <text:p><text:span text:style-name="T4">saiso</text:span><text:span text:style-name="T4">mati</text:span><text:span text:style-name="T4">me</text:span></text:p>
          </draw:text-box>
        </draw:frame>
        <draw:frame presentation:style-name="pr5" draw:text-style-name="P8" draw:layer="layout" svg:width="2.447cm" svg:height="0.691cm" svg:x="10.707cm" svg:y="5.709cm">
          <draw:text-box>
            <text:p><text:span text:style-name="T4">saiti</text:span><text:span text:style-name="T4">me</text:span></text:p>
          </draw:text-box>
        </draw:frame>
        <draw:frame presentation:style-name="pr5" draw:text-style-name="P8" draw:layer="layout" svg:width="2.447cm" svg:height="0.691cm" svg:x="22.4cm" svg:y="2.601cm">
          <draw:text-box>
            <text:p><text:span text:style-name="T4">saim</text:span><text:span text:style-name="T4">uxN</text:span><text:span text:style-name="T4">S</text:span></text:p>
          </draw:text-box>
        </draw:frame>
        <draw:frame presentation:style-name="pr5" draw:text-style-name="P8" draw:layer="layout" svg:width="2.447cm" svg:height="0.691cm" svg:x="22cm" svg:y="4.569cm">
          <draw:text-box>
            <text:p><text:span text:style-name="T4">saire</text:span><text:span text:style-name="T4">gNS</text:span></text:p>
          </draw:text-box>
        </draw:frame>
        <draw:frame presentation:style-name="pr5" draw:text-style-name="P8" draw:layer="layout" svg:width="2.447cm" svg:height="0.691cm" svg:x="25.353cm" svg:y="7cm">
          <draw:text-box>
            <text:p><text:span text:style-name="T4">s</text:span><text:span text:style-name="T4">a</text:span><text:span text:style-name="T4">i</text:span><text:span text:style-name="T4">m</text:span><text:span text:style-name="T4">u</text:span><text:span text:style-name="T4">x</text:span><text:span text:style-name="T4">P</text:span></text:p>
          </draw:text-box>
        </draw:frame>
        <draw:frame presentation:style-name="pr5" draw:text-style-name="P8" draw:layer="layout" svg:width="2.447cm" svg:height="0.691cm" svg:x="25cm" svg:y="9.2cm">
          <draw:text-box>
            <text:p><text:span text:style-name="T4">s</text:span><text:span text:style-name="T4">a</text:span><text:span text:style-name="T4">ir</text:span><text:span text:style-name="T4">e</text:span><text:span text:style-name="T4">g</text:span><text:span text:style-name="T4">P</text:span></text:p>
          </draw:text-box>
        </draw:frame>
        <draw:frame presentation:style-name="pr5" draw:text-style-name="P8" draw:layer="layout" svg:width="2.447cm" svg:height="0.691cm" svg:x="24.353cm" svg:y="12.6cm">
          <draw:text-box>
            <text:p><text:span text:style-name="T4">saimuxEW</text:span></text:p>
          </draw:text-box>
        </draw:frame>
        <draw:frame presentation:style-name="pr5" draw:text-style-name="P8" draw:layer="layout" svg:width="2.447cm" svg:height="0.691cm" svg:x="24cm" svg:y="14.6cm">
          <draw:text-box>
            <text:p><text:span text:style-name="T4">sairegEW</text:span>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7cm" svg:height="9.56cm" svg:x="2cm" svg:y="2.5cm" draw:page-number="1" presentation:class="page"/>
          <draw:frame presentation:style-name="pr11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ffffff" draw:end-color="#fffff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solid" draw:fill-color="#ffffff"/>
      <style:text-properties style:letter-kerning="true"/>
    </style:style>
    <style:style style:name="DNA-backgroundobjects" style:family="presentation">
      <style:graphic-properties draw:stroke="none" draw:fill="solid"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H36M27S</meta:editing-duration>
    <meta:editing-cycles>30</meta:editing-cycles>
    <meta:generator>LibreOffice/6.0.6.2$Linux_X86_64 LibreOffice_project/00m0$Build-2</meta:generator>
    <dc:title>DNA</dc:title>
    <dc:date>2018-10-08T16:45:01.078667381</dc:date>
    <meta:document-statistic meta:object-count="184"/>
  </office:meta>
</office:document-meta>
</file>